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keep-with-next="alway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 fo:keep-with-next="alway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df285" officeooo:paragraph-rsid="000df285"/>
    </style:style>
    <style:style style:name="P8" style:family="paragraph" style:parent-style-name="Heading_20_1" style:list-style-name="">
      <style:text-properties officeooo:rsid="000df285" officeooo:paragraph-rsid="000df285"/>
    </style:style>
    <style:style style:name="P9" style:family="paragraph" style:parent-style-name="Heading_20_1">
      <style:paragraph-properties fo:break-before="page"/>
      <style:text-properties officeooo:rsid="00132d5c" officeooo:paragraph-rsid="00132d5c"/>
    </style:style>
    <style:style style:name="P10" style:family="paragraph" style:parent-style-name="Heading_20_1">
      <style:paragraph-properties fo:break-before="page"/>
      <style:text-properties officeooo:paragraph-rsid="00132d5c"/>
    </style:style>
    <style:style style:name="P11" style:family="paragraph" style:parent-style-name="Heading_20_1">
      <style:paragraph-properties fo:break-before="page"/>
      <style:text-properties officeooo:rsid="0015eaf8" officeooo:paragraph-rsid="0015eaf8"/>
    </style:style>
    <style:style style:name="P12" style:family="paragraph" style:parent-style-name="Heading_20_2">
      <style:text-properties officeooo:rsid="00132d5c" officeooo:paragraph-rsid="00132d5c"/>
    </style:style>
    <style:style style:name="P13" style:family="paragraph" style:parent-style-name="Heading_20_2">
      <style:paragraph-properties fo:break-before="page"/>
      <style:text-properties officeooo:rsid="00132d5c" officeooo:paragraph-rsid="00132d5c"/>
    </style:style>
    <style:style style:name="P14" style:family="paragraph" style:parent-style-name="Heading_20_2">
      <style:text-properties officeooo:rsid="00132d5c" officeooo:paragraph-rsid="0014d08f"/>
    </style:style>
    <style:style style:name="P15" style:family="paragraph" style:parent-style-name="Heading_20_2" style:list-style-name="">
      <style:text-properties officeooo:rsid="00132d5c" officeooo:paragraph-rsid="00132d5c"/>
    </style:style>
    <style:style style:name="P16" style:family="paragraph" style:parent-style-name="Heading_20_2">
      <style:text-properties officeooo:paragraph-rsid="00132d5c"/>
    </style:style>
    <style:style style:name="P17" style:family="paragraph" style:parent-style-name="Listing">
      <style:paragraph-properties fo:text-align="center" style:justify-single-word="false"/>
    </style:style>
    <style:style style:name="P1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20" style:family="paragraph" style:parent-style-name="Table_20_Contents">
      <style:paragraph-properties fo:text-align="start" style:justify-single-word="false"/>
      <style:text-properties style:font-name="Consolas" officeooo:rsid="00187cde" officeooo:paragraph-rsid="00187cde"/>
    </style:style>
    <style:style style:name="P21" style:family="paragraph" style:parent-style-name="Table_20_Contents">
      <style:paragraph-properties fo:text-align="justify" style:justify-single-word="false"/>
      <style:text-properties style:font-name="Consolas"/>
    </style:style>
    <style:style style:name="P22" style:family="paragraph" style:parent-style-name="Text_20_body">
      <style:text-properties officeooo:rsid="000df285" officeooo:paragraph-rsid="000df285"/>
    </style:style>
    <style:style style:name="P23" style:family="paragraph" style:parent-style-name="Text_20_body">
      <style:text-properties officeooo:paragraph-rsid="000df285"/>
    </style:style>
    <style:style style:name="P24" style:family="paragraph" style:parent-style-name="Text_20_body">
      <style:text-properties officeooo:paragraph-rsid="00132d5c"/>
    </style:style>
    <style:style style:name="P25" style:family="paragraph" style:parent-style-name="Text_20_body">
      <style:paragraph-properties fo:text-align="justify" style:justify-single-word="false"/>
      <style:text-properties officeooo:paragraph-rsid="00132d5c"/>
    </style:style>
    <style:style style:name="P26" style:family="paragraph" style:parent-style-name="Text_20_body">
      <style:paragraph-properties fo:text-align="justify" style:justify-single-word="false"/>
      <style:text-properties officeooo:paragraph-rsid="000df285"/>
    </style:style>
    <style:style style:name="P27" style:family="paragraph" style:parent-style-name="Text_20_body">
      <style:paragraph-properties fo:text-align="justify" style:justify-single-word="false"/>
      <style:text-properties officeooo:paragraph-rsid="0014d08f"/>
    </style:style>
    <style:style style:name="P28" style:family="paragraph" style:parent-style-name="Text_20_body">
      <style:text-properties officeooo:rsid="0015eaf8" officeooo:paragraph-rsid="0015eaf8"/>
    </style:style>
    <style:style style:name="P29" style:family="paragraph" style:parent-style-name="Text_20_body">
      <style:text-properties officeooo:paragraph-rsid="0015eaf8"/>
    </style:style>
    <style:style style:name="P30" style:family="paragraph" style:parent-style-name="Text_20_body">
      <style:paragraph-properties fo:text-align="justify" style:justify-single-word="false"/>
      <style:text-properties officeooo:rsid="0016a3a7" officeooo:paragraph-rsid="0016a3a7"/>
    </style:style>
    <style:style style:name="P31" style:family="paragraph" style:parent-style-name="Text_20_body">
      <style:paragraph-properties fo:text-align="justify" style:justify-single-word="false" fo:break-before="page"/>
      <style:text-properties officeooo:rsid="0016a3a7" officeooo:paragraph-rsid="0016a3a7"/>
    </style:style>
    <style:style style:name="P32" style:family="paragraph" style:parent-style-name="Text_20_body">
      <style:paragraph-properties fo:text-align="justify" style:justify-single-word="false"/>
      <style:text-properties officeooo:rsid="0016a3a7" officeooo:paragraph-rsid="001b49e6"/>
    </style:style>
    <style:style style:name="P33" style:family="paragraph" style:parent-style-name="Text_20_body">
      <style:paragraph-properties fo:text-align="justify" style:justify-single-word="false"/>
      <style:text-properties officeooo:rsid="00187cde" officeooo:paragraph-rsid="0016a3a7"/>
    </style:style>
    <style:style style:name="P34" style:family="paragraph" style:parent-style-name="Text_20_body">
      <style:paragraph-properties fo:text-align="justify" style:justify-single-word="false" fo:break-before="page"/>
      <style:text-properties officeooo:rsid="00187cde" officeooo:paragraph-rsid="0016a3a7"/>
    </style:style>
    <style:style style:name="P35" style:family="paragraph" style:parent-style-name="Text_20_body">
      <style:text-properties officeooo:rsid="00187cde" officeooo:paragraph-rsid="00187cde"/>
    </style:style>
    <style:style style:name="P36" style:family="paragraph" style:parent-style-name="Text_20_body">
      <style:paragraph-properties fo:text-align="justify" style:justify-single-word="false"/>
      <style:text-properties officeooo:rsid="001a5707" officeooo:paragraph-rsid="001a5707"/>
    </style:style>
    <style:style style:name="P37" style:family="paragraph" style:parent-style-name="Text_20_body">
      <style:text-properties officeooo:rsid="001a5707" officeooo:paragraph-rsid="001a5707"/>
    </style:style>
    <style:style style:name="P38" style:family="paragraph" style:parent-style-name="Text_20_body">
      <style:paragraph-properties fo:text-align="justify" style:justify-single-word="false"/>
      <style:text-properties officeooo:rsid="001d22e3" officeooo:paragraph-rsid="001d22e3"/>
    </style:style>
    <style:style style:name="P39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rsid="001d22e3" officeooo:paragraph-rsid="001d22e3"/>
    </style:style>
    <style:style style:name="P40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42" style:family="paragraph" style:parent-style-name="Text_20_body">
      <style:text-properties officeooo:rsid="001d22e3" officeooo:paragraph-rsid="001d22e3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T3" style:family="text">
      <style:text-properties officeooo:rsid="0015eaf8"/>
    </style:style>
    <style:style style:name="T4" style:family="text">
      <style:text-properties officeooo:rsid="00187cd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49e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3">Technologie i oprogramowanie chmurowe</text:p>
      <text:p text:style-name="P2">Projekt</text:p>
      <text:p text:style-name="P2">Bazan Michał – 163881</text:p>
      <text:p text:style-name="P2"/>
      <text:p text:style-name="P2"/>
      <text:p text:style-name="P1">Temat:</text:p>
      <text:p text:style-name="P18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9"/>
      <text:p text:style-name="P19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4"><text:a xlink:type="simple" xlink:href="#__RefHeading___Toc106_1901145865" text:style-name="Index_20_Link" text:visited-style-name="Index_20_Link">Konteneryzacja<text:tab/>3</text:a></text:p>
          <text:p text:style-name="P5"><text:a xlink:type="simple" xlink:href="#__RefHeading___Toc111_814459688" text:style-name="Index_20_Link" text:visited-style-name="Index_20_Link">Czym jest konteneryzacja?<text:tab/>3</text:a></text:p>
          <text:p text:style-name="P5"><text:a xlink:type="simple" xlink:href="#__RefHeading___Toc113_814459688" text:style-name="Index_20_Link" text:visited-style-name="Index_20_Link">Konteneryzacja i Docker<text:tab/>3</text:a></text:p>
          <text:p text:style-name="P4"><text:a xlink:type="simple" xlink:href="#__RefHeading___Toc108_1901145865" text:style-name="Index_20_Link" text:visited-style-name="Index_20_Link">Docker Compose i Docker Swarm<text:tab/>4</text:a></text:p>
          <text:p text:style-name="P5"><text:a xlink:type="simple" xlink:href="#__RefHeading___Toc133_814459688" text:style-name="Index_20_Link" text:visited-style-name="Index_20_Link">Docker Compose<text:tab/>4</text:a></text:p>
          <text:p text:style-name="P5"><text:a xlink:type="simple" xlink:href="#__RefHeading___Toc135_814459688" text:style-name="Index_20_Link" text:visited-style-name="Index_20_Link">Docker Swarm<text:tab/>4</text:a></text:p>
          <text:p text:style-name="P5"><text:a xlink:type="simple" xlink:href="#__RefHeading___Toc115_814459688" text:style-name="Index_20_Link" text:visited-style-name="Index_20_Link">Porównanie narzędzi<text:tab/>4</text:a></text:p>
          <text:p text:style-name="P5"><text:a xlink:type="simple" xlink:href="#__RefHeading___Toc117_814459688" text:style-name="Index_20_Link" text:visited-style-name="Index_20_Link">Implementacja Docker Compose<text:tab/>5</text:a></text:p>
          <text:p text:style-name="P5"><text:a xlink:type="simple" xlink:href="#__RefHeading___Toc119_814459688" text:style-name="Index_20_Link" text:visited-style-name="Index_20_Link">Implementacja Docker Swarm<text:tab/>6</text:a></text:p>
          <text:p text:style-name="P5"><text:a xlink:type="simple" xlink:href="#__RefHeading___Toc118_1901145865" text:style-name="Index_20_Link" text:visited-style-name="Index_20_Link">Wnioski<text:tab/>6</text:a></text:p>
          <text:p text:style-name="P4"><text:a xlink:type="simple" xlink:href="#__RefHeading___Toc109_814459688" text:style-name="Index_20_Link" text:visited-style-name="Index_20_Link">Integracja z WSL2<text:tab/>7</text:a></text:p>
          <text:p text:style-name="P5"><text:a xlink:type="simple" xlink:href="#__RefHeading___Toc121_814459688" text:style-name="Index_20_Link" text:visited-style-name="Index_20_Link">Czym jest WSL2?<text:tab/>7</text:a></text:p>
          <text:p text:style-name="P5"><text:a xlink:type="simple" xlink:href="#__RefHeading___Toc123_814459688" text:style-name="Index_20_Link" text:visited-style-name="Index_20_Link">Test działania Dockera wewnątrz WSL2<text:tab/>7</text:a></text:p>
          <text:p text:style-name="P5"><text:a xlink:type="simple" xlink:href="#__RefHeading___Toc125_814459688" text:style-name="Index_20_Link" text:visited-style-name="Index_20_Link">Zalety i wady rozwiązania<text:tab/>7</text:a></text:p>
          <text:p text:style-name="P4"><text:a xlink:type="simple" xlink:href="#__RefHeading___Toc139_814459688" text:style-name="Index_20_Link" text:visited-style-name="Index_20_Link">Źródła<text:tab/>8</text:a></text:p>
        </text:index-body>
      </text:table-of-content>
      <text:p text:style-name="P2"/>
      <text:h text:style-name="P7" text:outline-level="1"><text:bookmark-start text:name="__RefHeading___Toc106_1901145865"/>Konteneryzacja<text:bookmark-end text:name="__RefHeading___Toc106_1901145865"/></text:h>
      <text:p text:style-name="P23"/>
      <text:h text:style-name="P12" text:outline-level="2" text:is-list-header="true"><text:bookmark-start text:name="__RefHeading___Toc111_814459688"/>Czym jest konteneryzacja?<text:bookmark-end text:name="__RefHeading___Toc111_814459688"/></text:h>
      <text:p text:style-name="P25">Konteneryzacja <text:span text:style-name="T3">[1]</text:span>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25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25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25">Konteneryzacja staje się coraz bardziej popularna w dziedzinie rozwoju oprogramowania ze względu na swoją elastyczność, niezawodność i możliwość automatyzacji procesów wdrażania i skalowania aplikacji. </text:p>
      <text:h text:style-name="P12" text:outline-level="2"><text:bookmark-start text:name="__RefHeading___Toc113_814459688"/>Konteneryzacja i Docker<text:bookmark-end text:name="__RefHeading___Toc113_814459688"/></text:h>
      <text:p text:style-name="P26">Docker <text:span text:style-name="T3">[2] [3]</text:span>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26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26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26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8" text:outline-level="1"/>
      <text:h text:style-name="P10" text:outline-level="1"><text:bookmark-start text:name="__RefHeading___Toc108_1901145865"/><text:span text:style-name="T2">Docker Compose i Docker Swarm</text:span><text:bookmark-end text:name="__RefHeading___Toc108_1901145865"/></text:h>
      <text:h text:style-name="Heading_20_2" text:outline-level="2"><text:bookmark-start text:name="__RefHeading___Toc133_814459688"/>Docker Compose<text:bookmark-end text:name="__RefHeading___Toc133_814459688"/></text:h>
      <text:p text:style-name="P27">Docker Compose <text:span text:style-name="T3">[4]</text:span> jest narzędziem służącym do definiowania i uruchamiania wielokontenerowych aplikacji. Pozwala ono deweloperom opisać konfigurację wielu kontenerów w plikach YAML, co ułatwia zarządzanie zależnościami między kontenerami oraz uruchamianie aplikacji w środowiskach deweloperskich i testowych. Docker Compose jest szczególnie użyteczny w prostych aplikacjach, które składają się z kilku kontenerów i nie wymagają zaawansowanego skalowania.</text:p>
      <text:h text:style-name="Heading_20_2" text:outline-level="2"><text:bookmark-start text:name="__RefHeading___Toc135_814459688"/>Docker Swarm<text:bookmark-end text:name="__RefHeading___Toc135_814459688"/></text:h>
      <text:p text:style-name="P27">Docker Swarm <text:span text:style-name="T3">[5]</text:span> jest narzędziem do orkiestracji kontenerów, które umożliwia zarządzanie klastrami kontenerów w środowiskach produkcyjnych. Pozwala na tworzenie i zarządzanie wieloma kontenerami na wielu maszynach fizycznych lub wirtualnych, co zapewnia skalowalność i wysoką dostępność aplikacji. Docker Swarm oferuje funkcje takie jak równoważenie obciążenia, odtwarzanie po awarii, aktualizacje bez przestoju oraz monitorowanie stanu klastra. Jest to idealne narzędzie do budowania i zarządzania złożonymi systemami mikroserwisów w środowiskach produkcyjnych.</text:p>
      <text:h text:style-name="P14" text:outline-level="2"><text:bookmark-start text:name="__RefHeading___Toc115_814459688"/>Porównanie narzędzi<text:bookmark-end text:name="__RefHeading___Toc115_814459688"/></text:h>
      <text:p text:style-name="P27">Docker Compose i Docker Swarm to dwa różne narzędzia stworzone przez Docker, Inc., które pomagają w zarządzaniu kontenerami, ale posiadają różne funkcje i zastosowania.</text:p>
      <text:p text:style-name="P27">Zastosowanie: Docker Compose jest skoncentrowany na uruchamianiu wielokontenerowych aplikacji w środowiskach deweloperskich i testowych, podczas gdy Docker Swarm jest przeznaczony do zarządzania klastrami kontenerów w środowiskach produkcyjnych.</text:p>
      <text:p text:style-name="P27">Skalowanie: Docker Swarm oferuje zaawansowane funkcje skalowania, takie jak automatyczne równoważenie obciążenia i skalowanie horyzontalne, które są nieobecne w Docker Compose.</text:p>
      <text:p text:style-name="P27">Złożoność: Docker Compose jest prostszy w użyciu i szybszy do nauki, podczas gdy Docker Swarm może być bardziej złożony ze względu na potrzebę zarządzania klastrami i konfiguracją wielu węzłów.</text:p>
      <text:p text:style-name="P27">Elastyczność: Docker Compose jest bardziej elastyczny i bardziej odpowiedni dla prostych aplikacji, podczas gdy Docker Swarm jest bardziej skomplikowany, ale oferuje większą kontrolę nad zasobami i skalowaniem aplikacji</text:p>
      <text:h text:style-name="P15" text:outline-level="2"/>
      <text:h text:style-name="P13" text:outline-level="2"><text:bookmark-start text:name="__RefHeading___Toc117_814459688"/>Implementacja Docker Compose<text:bookmark-end text:name="__RefHeading___Toc117_814459688"/></text:h>
      <text:p text:style-name="P25">Implementacja Docker Compose polega na tworzeniu pliku konfiguracyjnego w formacie YAML, który definiuje wszystkie kontenery, sieci, woluminy i inne zasoby potrzebne do uruchomienia aplikacji wielokontenerowej. Ten plik zawiera listę wszystkich usług (kontenerów) i ich konfiguracji.</text:p>
      <text:p text:style-name="P36">Niżej ukazana implementacja została oparta o przykładową aplikację wielokontenerową [7] udostępnioną przez Dockera.</text:p>
      <text:p text:style-name="P36"/>
      <text:h text:style-name="Heading_20_3" text:outline-level="3"><text:span text:style-name="T7">Z</text:span>definiowanie <text:span text:style-name="T4">i konfiguracja</text:span> usług (kontenerów)</text:h>
      <text:p text:style-name="P3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services:</text:p>
            <text:p text:style-name="P20"><text:s text:c="2"/>redis:</text:p>
            <text:p text:style-name="P20"><text:s text:c="4"/>image: redislabs/redismod</text:p>
            <text:p text:style-name="P20"><text:s text:c="4"/>ports:</text:p>
            <text:p text:style-name="P20"><text:s text:c="6"/>- '6379:6379'</text:p>
            <text:p text:style-name="P20"><text:s text:c="2"/>web:</text:p>
            <text:p text:style-name="P20"><text:s text:c="4"/>build:</text:p>
            <text:p text:style-name="P20"><text:s text:c="6"/>context: .</text:p>
            <text:p text:style-name="P20"><text:s text:c="6"/>target: builder</text:p>
            <text:p text:style-name="P20"><text:s text:c="4"/># flask requires SIGINT to stop gracefully</text:p>
            <text:p text:style-name="P20"><text:s text:c="4"/># (default stop signal from Compose is SIGTERM)</text:p>
            <text:p text:style-name="P20"><text:s text:c="4"/>stop_signal: SIGINT</text:p>
            <text:p text:style-name="P20"><text:s text:c="4"/>ports:</text:p>
            <text:p text:style-name="P20"><text:s text:c="6"/>- '8000:8000'</text:p>
            <text:p text:style-name="P20"><text:s text:c="4"/>volumes:</text:p>
            <text:p text:style-name="P20"><text:s text:c="6"/>- .:/code</text:p>
            <text:p text:style-name="P20"><text:s text:c="4"/>depends_on:</text:p>
            <text:p text:style-name="P20"><text:s text:c="6"/>- redis</text:p>
          </table:table-cell>
        </table:table-row>
      </table:table>
      <text:p text:style-name="P17">Listing <text:sequence text:ref-name="refListing0" text:name="Listing" text:formula="ooow:Listing+1" style:num-format="1">1</text:sequence>: Plik docker-compose.yml</text:p>
      <text:p text:style-name="P38"/>
      <text:p text:style-name="P38"/>
      <text:p text:style-name="P38">Na wyżej umieszczonym listingu ukazany został plik <text:span text:style-name="T8">docker-compose.yml</text:span>, który definiuje dwie usługi:</text:p>
      <text:p text:style-name="P38">a) usługa <text:span text:style-name="T9">redis</text:span>, która wykorzystywana jest jako baza danych aplikacji</text:p>
      <text:p text:style-name="P39">- wykorzystuje obraz <text:span text:style-name="T9">redislabs/redismod</text:span></text:p>
      <text:p text:style-name="P40">- mapuje port hosta <text:span text:style-name="T9">6379 </text:span><text:span text:style-name="T11">na port kontenera </text:span><text:span text:style-name="T9">6379</text:span><text:span text:style-name="T11">, co umożliwia komunikację z serwerem Redis <text:s/>[8].</text:span></text:p>
      <text:p text:style-name="P40"><text:span text:style-name="T11"/></text:p>
      <text:p text:style-name="P41"><text:span text:style-name="T11"/></text:p>
      <text:p text:style-name="P41"><text:soft-page-break/><text:span text:style-name="T11">b) usługa </text:span><text:span text:style-name="T9">web</text:span></text:p>
      <text:p text:style-name="P39"><text:span text:style-name="T11">- buduje kontener na podstawie pliku Dockerfile w bieżącym katalogu,</text:span></text:p>
      <text:p text:style-name="P40"><text:span text:style-name="T11">- mapuje port hosta </text:span><text:span text:style-name="T9">8000</text:span><text:span text:style-name="T11"> na port kontenera </text:span><text:span text:style-name="T9">8000</text:span><text:span text:style-name="T11">, aby aplikacja była dostępna na porcie </text:span><text:span text:style-name="T9">8000 </text:span><text:span text:style-name="T11">hosta,</text:span></text:p>
      <text:p text:style-name="P40"><text:span text:style-name="T11">- tworzy wolumin co umożliwia dynamiczne aktualizacje kodu źródłowego aplikacji bez ponownego uruchamiania kontenera,</text:span></text:p>
      <text:p text:style-name="P40"><text:span text:style-name="T11">- określa zależność od usługi </text:span><text:span text:style-name="T9">redis</text:span><text:span text:style-name="T11">,</text:span><text:span text:style-name="T9"> </text:span><text:span text:style-name="T11">co oznacza, że kontener usługi</text:span><text:span text:style-name="T9"> web</text:span><text:span text:style-name="T11"> nie będzie uruchamiany, dopóki serwer bazodanowy nie będzie uruchomiony.</text:span></text:p>
      <text:p text:style-name="P40"><text:span text:style-name="T11"/></text:p>
      <text:p text:style-name="P41"><text:span text:style-name="T11"><text:s/></text:span></text:p>
      <text:p text:style-name="P40"><text:span text:style-name="T11"/></text:p>
      <text:p text:style-name="P41"><text:span text:style-name="T11"/></text:p>
      <text:p text:style-name="P40"><text:span text:style-name="T11"/></text:p>
      <text:p text:style-name="P3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1"># syntax=docker/dockerfile:1.4</text:p>
            <text:p text:style-name="P21">FROM --platform=$BUILDPLATFORM python:3.10-alpine AS builder</text:p>
            <text:p text:style-name="P21"/>
            <text:p text:style-name="P21">WORKDIR /code</text:p>
            <text:p text:style-name="P21"/>
            <text:p text:style-name="P21">COPY requirements.txt /code</text:p>
            <text:p text:style-name="P21">RUN --mount=type=cache,target=/root/.cache/pip \</text:p>
            <text:p text:style-name="P21"><text:s text:c="4"/>pip3 install -r requirements.txt</text:p>
            <text:p text:style-name="P21"/>
            <text:p text:style-name="P21">COPY . /code</text:p>
            <text:p text:style-name="P21"/>
            <text:p text:style-name="P21">ENTRYPOINT ["python3"]</text:p>
            <text:p text:style-name="P21">CMD ["app.py"]</text:p>
            <text:p text:style-name="P21"/>
            <text:p text:style-name="P21">FROM builder as dev-envs</text:p>
            <text:p text:style-name="P21"/>
            <text:p text:style-name="P21">RUN &lt;&lt;EOF</text:p>
            <text:p text:style-name="P21">apk update</text:p>
            <text:p text:style-name="P21">apk add git bash</text:p>
            <text:p text:style-name="P21">EOF</text:p>
            <text:p text:style-name="P21"/>
            <text:p text:style-name="P21">RUN &lt;&lt;EOF</text:p>
            <text:p text:style-name="P21">addgroup -S docker</text:p>
            <text:p text:style-name="P21">adduser -S --shell /bin/bash --ingroup docker vscode</text:p>
            <text:p text:style-name="P21">EOF</text:p>
            <text:p text:style-name="P21"># install Docker tools (cli, buildx, compose)</text:p>
            <text:p text:style-name="P21">COPY --from=gloursdocker/docker / /</text:p>
          </table:table-cell>
        </table:table-row>
      </table:table>
      <text:p text:style-name="P17">Listing <text:sequence text:ref-name="refListing1" text:name="Listing" text:formula="ooow:Listing+1" style:num-format="1">2</text:sequence>: Plik Dockerfile</text:p>
      <text:p text:style-name="P33"/>
      <text:p text:style-name="P34"/>
      <text:p text:style-name="P30"/>
      <text:p text:style-name="P30"/>
      <text:p text:style-name="P30"><text:span text:style-name="T4">c</text:span>) uruchomienie aplikacji,</text:p>
      <text:p text:style-name="P30"><text:span text:style-name="T4">d</text:span>) zarządzanie aplikacją,</text:p>
      <text:p text:style-name="P30"><text:span text:style-name="T4">e</text:span>) zatrzymanie i usunięcie aplikacji.</text:p>
      <text:p text:style-name="P30"/>
      <text:p text:style-name="P30"/>
      <text:p text:style-name="P31"/>
      <text:h text:style-name="P16" text:outline-level="2"><text:bookmark-start text:name="__RefHeading___Toc119_814459688"/><text:span text:style-name="T2">Implementacja Docker Swarm</text:span><text:bookmark-end text:name="__RefHeading___Toc119_814459688"/></text:h>
      <text:p text:style-name="P22"/>
      <text:h text:style-name="P12" text:outline-level="2"><text:bookmark-start text:name="__RefHeading___Toc118_1901145865"/>Wnioski<text:bookmark-end text:name="__RefHeading___Toc118_1901145865"/></text:h>
      <text:h text:style-name="P9" text:outline-level="1"><text:bookmark-start text:name="__RefHeading___Toc109_814459688"/>Integracja z WSL2<text:bookmark-end text:name="__RefHeading___Toc109_814459688"/></text:h>
      <text:p text:style-name="P24"/>
      <text:h text:style-name="P12" text:outline-level="2"><text:bookmark-start text:name="__RefHeading___Toc121_814459688"/>Czym jest WSL2?<text:bookmark-end text:name="__RefHeading___Toc121_814459688"/></text:h>
      <text:p text:style-name="P24"/>
      <text:h text:style-name="P12" text:outline-level="2"><text:bookmark-start text:name="__RefHeading___Toc123_814459688"/>Test działania Dockera wewnątrz WSL2<text:bookmark-end text:name="__RefHeading___Toc123_814459688"/></text:h>
      <text:p text:style-name="P24"/>
      <text:h text:style-name="P12" text:outline-level="2"><text:bookmark-start text:name="__RefHeading___Toc125_814459688"/>Zalety i wady rozwiązania<text:bookmark-end text:name="__RefHeading___Toc125_814459688"/></text:h>
      <text:h text:style-name="P11" text:outline-level="1"><text:bookmark-start text:name="__RefHeading___Toc139_814459688"/>Źródła<text:bookmark-end text:name="__RefHeading___Toc139_814459688"/></text:h>
      <text:p text:style-name="P29"/>
      <text:p text:style-name="P28">[1]. <text:a xlink:type="simple" xlink:href="https://pl.wikipedia.org/wiki/Konteneryzacja" text:style-name="Internet_20_link" text:visited-style-name="Visited_20_Internet_20_Link">https://pl.wikipedia.org/wiki/Konteneryzacja</text:a></text:p>
      <text:p text:style-name="P28">[2]. <text:a xlink:type="simple" xlink:href="https://pl.wikipedia.org/wiki/Docker_(oprogramowanie)" text:style-name="Internet_20_link" text:visited-style-name="Visited_20_Internet_20_Link">https://pl.wikipedia.org/wiki/Docker_(oprogramowanie)</text:a></text:p>
      <text:p text:style-name="P28">[3]. <text:a xlink:type="simple" xlink:href="https://docs.docker.com/" text:style-name="Internet_20_link" text:visited-style-name="Visited_20_Internet_20_Link">https://docs.docker.com/</text:a></text:p>
      <text:p text:style-name="P28">[4]. <text:a xlink:type="simple" xlink:href="https://docs.docker.com/compose/" text:style-name="Internet_20_link" text:visited-style-name="Visited_20_Internet_20_Link">https://docs.docker.com/compose/</text:a></text:p>
      <text:p text:style-name="P28">[5]. <text:a xlink:type="simple" xlink:href="https://docs.docker.com/engine/swarm/" text:style-name="Internet_20_link" text:visited-style-name="Visited_20_Internet_20_Link">https://docs.docker.com/engine/swarm/</text:a></text:p>
      <text:p text:style-name="P35">[6]. <text:a xlink:type="simple" xlink:href="https://www.vim.org/" text:style-name="Internet_20_link" text:visited-style-name="Visited_20_Internet_20_Link">https://www.vim.org/</text:a></text:p>
      <text:p text:style-name="P37">[7]. <text:a xlink:type="simple" xlink:href="https://github.com/docker/awesome-compose/tree/master/flask-redis" text:style-name="Internet_20_link" text:visited-style-name="Visited_20_Internet_20_Link">https://github.com/docker/awesome-compose/tree/master/flask-redis</text:a></text:p>
      <text:p text:style-name="P42">[8]. <text:a xlink:type="simple" xlink:href="https://redis.io/" text:style-name="Internet_20_link" text:visited-style-name="Visited_20_Internet_20_Link"><text:span text:style-name="T6">https://redis.io/</text:span></text:a></text:p>
      <text:p text:style-name="P4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ing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02:06:18.347782279</dc:date>
    <meta:editing-duration>PT59M49S</meta:editing-duration>
    <meta:editing-cycles>17</meta:editing-cycles>
    <meta:generator>LibreOffice/7.3.7.2$Linux_X86_64 LibreOffice_project/30$Build-2</meta:generator>
    <meta:document-statistic meta:table-count="2" meta:image-count="0" meta:object-count="0" meta:page-count="11" meta:paragraph-count="116" meta:word-count="1023" meta:character-count="8111" meta:non-whitespace-character-count="7122"/>
  </office:meta>
</office:document-meta>
</file>